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8" style:family="table">
      <style:table-properties style:width="17.888cm" table:align="margins"/>
    </style:style>
    <style:style style:name="Таблица8.A" style:family="table-column">
      <style:table-column-properties style:column-width="5.741cm" style:rel-column-width="21037*"/>
    </style:style>
    <style:style style:name="Таблица8.B" style:family="table-column">
      <style:table-column-properties style:column-width="5.794cm" style:rel-column-width="21231*"/>
    </style:style>
    <style:style style:name="Таблица8.C" style:family="table-column">
      <style:table-column-properties style:column-width="0.556cm" style:rel-column-width="2035*"/>
    </style:style>
    <style:style style:name="Таблица8.D" style:family="table-column">
      <style:table-column-properties style:column-width="5.794cm" style:rel-column-width="21232*"/>
    </style:style>
    <style:style style:name="Таблица8.A1" style:family="table-cell">
      <style:table-cell-properties style:vertical-align="bottom" fo:padding="0.097cm" fo:border="none"/>
    </style:style>
    <style:style style:name="Таблица8.B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8.2" style:family="table-row">
      <style:table-row-properties style:min-row-height="1.235cm"/>
    </style:style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Table_20_Contents">
      <style:text-properties fo:font-size="14pt" fo:language="ru" fo:country="RU" style:font-size-asian="14pt" style:font-size-complex="14pt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4pt" fo:language="ru" fo:country="RU" style:font-size-asian="14pt" style:font-size-complex="14pt"/>
    </style:style>
    <style:style style:name="P10" style:family="paragraph" style:parent-style-name="Standard" style:list-style-name="L1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2" style:family="paragraph" style:parent-style-name="Standard" style:list-style-name="L1">
      <style:paragraph-properties fo:margin-left="0.026cm" fo:margin-right="0cm" fo:text-align="start" style:justify-single-word="false" fo:text-indent="-0.026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3" style:family="paragraph" style:parent-style-name="Table_20_Contents">
      <style:text-properties fo:font-size="14pt" fo:language="ru" fo:country="RU" style:text-underline-style="none" style:font-size-asian="14pt" style:font-size-complex="14pt"/>
    </style:style>
    <style:style style:name="P14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4pt" fo:language="ru" fo:country="RU" style:font-size-asian="14pt" style:font-size-complex="14pt"/>
    </style:style>
    <style:style style:name="P15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4pt" fo:language="en" fo:country="US" style:font-size-asian="14pt" style:font-size-complex="14pt"/>
    </style:style>
    <style:style style:name="P16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4pt" fo:language="en" fo:country="US" style:text-underline-style="none" style:font-size-asian="14pt" style:font-size-complex="14pt"/>
    </style:style>
    <style:style style:name="P17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4pt" fo:language="en" fo:country="US" style:font-size-asian="14pt" style:font-size-complex="14pt"/>
    </style:style>
    <style:style style:name="P18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4pt" fo:language="ru" fo:country="RU" style:font-size-asian="14pt" style:font-size-complex="14pt"/>
    </style:style>
    <style:style style:name="P19" style:family="paragraph">
      <style:paragraph-properties>
        <style:tab-stops>
          <style:tab-stop style:position="0cm" style:type="right" style:leader-style="solid" style:leader-text="_"/>
        </style:tab-stops>
      </style:paragraph-properties>
      <style:text-properties style:font-name="F" fo:font-size="14pt" style:font-size-asian="14pt" style:font-size-complex="14pt"/>
    </style:style>
    <style:style style:name="P20" style:family="paragraph">
      <style:text-properties fo:font-size="12pt"/>
    </style:style>
    <style:style style:name="P21" style:family="paragraph">
      <style:paragraph-properties>
        <style:tab-stops>
          <style:tab-stop style:position="0cm" style:type="right" style:leader-style="solid" style:leader-text="_"/>
        </style:tab-stops>
      </style:paragraph-properties>
    </style:style>
    <style:style style:name="P22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6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9" svg:width="18.336cm" svg:height="1.17cm" svg:x="1.993cm" svg:y="11.904cm">
        <draw:text-box>
          <text:p text:style-name="P19"><text:span text:style-name="T5">Причина ремонта:</text:span><text:span text:style-name="T6"> </text:span><text:span text:style-name="T7">[onshow.reason]</text:span></text:p>
        </draw:text-box>
      </draw:frame>
      <draw:frame text:anchor-type="page" text:anchor-page-number="1" draw:z-index="1" draw:style-name="gr2" draw:text-style-name="P20" svg:width="18.336cm" svg:height="0.583cm" svg:x="1.993cm" svg:y="11.328cm">
        <draw:text-box>
          <text:p text:style-name="P19"><text:span text:style-name="T5">Гос. номер: </text:span><text:span text:style-name="T7">[onshow.car_num]</text:span></text:p>
        </draw:text-box>
      </draw:frame>
      <draw:frame text:anchor-type="page" text:anchor-page-number="1" draw:z-index="2" draw:style-name="gr2" draw:text-style-name="P20" svg:width="18.336cm" svg:height="0.583cm" svg:x="1.993cm" svg:y="10.746cm">
        <draw:text-box>
          <text:p text:style-name="P19"><text:span text:style-name="T5">Транспортное средство: </text:span><text:span text:style-name="T7">[onshow.car]</text:span></text:p>
        </draw:text-box>
      </draw:frame>
      <draw:frame text:anchor-type="page" text:anchor-page-number="1" draw:z-index="3" draw:style-name="gr2" draw:text-style-name="P20" svg:width="18.336cm" svg:height="0.583cm" svg:x="1.993cm" svg:y="10.164cm">
        <draw:text-box>
          <text:p text:style-name="P21"><text:span text:style-name="T5">Ответственный:</text:span><text:span text:style-name="T6"> </text:span><text:span text:style-name="T7">[onshow.responsible]</text:span></text:p>
        </draw:text-box>
      </draw:frame>
      <draw:frame text:anchor-type="page" text:anchor-page-number="1" draw:z-index="4" draw:style-name="gr3" draw:text-style-name="P20" svg:width="18.336cm" svg:height="1.165cm" svg:x="1.993cm" svg:y="8.391cm">
        <draw:text-box>
          <text:p><text:span text:style-name="T8">Учреждение: МКУ </text:span><text:span text:style-name="T5">«</text:span><text:span text:style-name="T8">ЦииМТО</text:span><text:span text:style-name="T5">»</text:span></text:p>
        </draw:text-box>
      </draw:frame>
      <draw:line text:anchor-type="page" text:anchor-page-number="1" draw:z-index="5" draw:style-name="gr4" draw:text-style-name="P22" svg:x1="4.798cm" svg:y1="8.973cm" svg:x2="20.25cm" svg:y2="8.973cm">
        <text:p/>
      </draw:line>
      <draw:line text:anchor-type="page" text:anchor-page-number="1" draw:z-index="6" draw:style-name="gr4" draw:text-style-name="P22" svg:x1="2.02cm" svg:y1="9.555cm" svg:x2="20.276cm" svg:y2="9.555cm">
        <text:p/>
      </draw:line>
      <draw:line text:anchor-type="page" text:anchor-page-number="1" draw:z-index="7" draw:style-name="gr4" draw:text-style-name="P22" svg:x1="5.539cm" svg:y1="10.746cm" svg:x2="20.223cm" svg:y2="10.746cm">
        <text:p/>
      </draw:line>
      <draw:line text:anchor-type="page" text:anchor-page-number="1" draw:z-index="8" draw:style-name="gr4" draw:text-style-name="P22" svg:x1="7.153cm" svg:y1="11.328cm" svg:x2="20.223cm" svg:y2="11.328cm">
        <text:p/>
      </draw:line>
      <draw:line text:anchor-type="page" text:anchor-page-number="1" draw:z-index="9" draw:style-name="gr4" draw:text-style-name="P22" svg:x1="4.507cm" svg:y1="11.91cm" svg:x2="20.25cm" svg:y2="11.91cm">
        <text:p/>
      </draw:line>
      <draw:line text:anchor-type="page" text:anchor-page-number="1" draw:z-index="10" draw:style-name="gr4" draw:text-style-name="P22" svg:x1="5.962cm" svg:y1="12.487cm" svg:x2="20.276cm" svg:y2="12.487cm">
        <text:p/>
      </draw:line>
      <draw:line text:anchor-type="page" text:anchor-page-number="1" draw:z-index="11" draw:style-name="gr4" draw:text-style-name="P22" svg:x1="1.993cm" svg:y1="13.074cm" svg:x2="20.276cm" svg:y2="13.074cm">
        <text:p/>
      </draw:line>
      <draw:frame text:anchor-type="page" text:anchor-page-number="1" draw:z-index="12" draw:style-name="gr5" draw:text-style-name="P19" svg:width="18.336cm" svg:height="1.773cm" svg:x="1.993cm" svg:y="13.074cm">
        <draw:text-box>
          <text:p text:style-name="P19"><text:span text:style-name="T5">Выполненные работы:</text:span><text:span text:style-name="T6"> </text:span><text:span text:style-name="T7">[onshow.work_performed]</text:span></text:p>
        </draw:text-box>
      </draw:frame>
      <draw:line text:anchor-type="page" text:anchor-page-number="1" draw:z-index="13" draw:style-name="gr4" draw:text-style-name="P22" svg:x1="6.862cm" svg:y1="13.656cm" svg:x2="20.25cm" svg:y2="13.656cm">
        <text:p/>
      </draw:line>
      <draw:line text:anchor-type="page" text:anchor-page-number="1" draw:z-index="14" draw:style-name="gr4" draw:text-style-name="P22" svg:x1="1.993cm" svg:y1="14.238cm" svg:x2="20.249cm" svg:y2="14.238cm">
        <text:p/>
      </draw:line>
      <draw:line text:anchor-type="page" text:anchor-page-number="1" draw:z-index="15" draw:style-name="gr4" draw:text-style-name="P22" svg:x1="1.993cm" svg:y1="14.847cm" svg:x2="20.249cm" svg:y2="14.847cm">
        <text:p/>
      </draw:line>
      <draw:frame text:anchor-type="page" text:anchor-page-number="1" draw:z-index="16" draw:style-name="gr6" draw:text-style-name="P19" svg:width="18.336cm" svg:height="1.747cm" svg:x="1.993cm" svg:y="14.847cm">
        <draw:text-box>
          <text:p text:style-name="P19"><text:span text:style-name="T5">Израсходованные материалы:</text:span><text:span text:style-name="T6"> </text:span><text:span text:style-name="T7">[onshow.expended_materials]</text:span></text:p>
        </draw:text-box>
      </draw:frame>
      <draw:line text:anchor-type="page" text:anchor-page-number="1" draw:z-index="17" draw:style-name="gr4" draw:text-style-name="P22" svg:x1="8.343cm" svg:y1="15.429cm" svg:x2="20.249cm" svg:y2="15.429cm">
        <text:p/>
      </draw:line>
      <draw:line text:anchor-type="page" text:anchor-page-number="1" draw:z-index="18" draw:style-name="gr4" draw:text-style-name="P22" svg:x1="1.993cm" svg:y1="16.593cm" svg:x2="20.249cm" svg:y2="16.593cm">
        <text:p/>
      </draw:line>
      <draw:line text:anchor-type="page" text:anchor-page-number="1" draw:z-index="19" draw:style-name="gr4" draw:text-style-name="P22" svg:x1="1.993cm" svg:y1="16.011cm" svg:x2="20.249cm" svg:y2="16.011cm">
        <text:p/>
      </draw:line>
      <text:p text:style-name="P2">Утверждаю</text:p>
      <text:p text:style-name="P2">Директор</text:p>
      <text:p text:style-name="P2">МКУ «Ц<text:span text:style-name="T1">И</text:span>иМТО»</text:p>
      <text:p text:style-name="P2">____________ Ломакова О.С.</text:p>
      <text:list xml:id="list155624497304008937" text:style-name="L1">
        <text:list-header>
          <text:p text:style-name="P10">[onshow.date]</text:p>
        </text:list-header>
      </text:list>
      <text:p text:style-name="P2"/>
      <text:p text:style-name="P2"/>
      <text:p text:style-name="P3"/>
      <text:p text:style-name="P3">АКТ</text:p>
      <text:p text:style-name="P3">выполненных работ № <text:span text:style-name="T2">[onshow.act_num]</text:span></text:p>
      <text:p text:style-name="P3"><text:span text:style-name="T2"/></text:p>
      <text:p text:style-name="P4"/>
      <text:p text:style-name="P13"/>
      <text:p text:style-name="P5"/>
      <text:p text:style-name="P5"/>
      <text:p text:style-name="P16"/>
      <text:p text:style-name="P9"><text:span text:style-name="T3"/></text:p>
      <text:p text:style-name="P9"><text:span text:style-name="T4"/></text:p>
      <text:p text:style-name="P14"><text:span text:style-name="T4"/></text:p>
      <text:p text:style-name="P14"><text:span text:style-name="T4"/></text:p>
      <text:p text:style-name="P14"><text:span text:style-name="T3"/></text:p>
      <text:p text:style-name="P9"><text:span text:style-name="T3"/></text:p>
      <text:p text:style-name="P9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9"><text:span text:style-name="T3"/></text:p>
      <text:p text:style-name="P17"/>
      <text:p text:style-name="P15"/>
      <text:p text:style-name="P15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">Водитель </text:p>
            <text:p text:style-name="P1">МКУ «ЦИиМТО»</text:p>
          </table:table-cell>
          <table:table-cell table:style-name="Таблица8.B1" office:value-type="string">
            <text:p text:style-name="P6"/>
          </table:table-cell>
          <table:table-cell table:style-name="Таблица8.A1" office:value-type="string">
            <text:p text:style-name="P7">/</text:p>
          </table:table-cell>
          <table:table-cell table:style-name="Таблица8.B1" office:value-type="string">
            <text:p text:style-name="P8">[onshow.driver]</text:p>
          </table:table-cell>
        </table:table-row>
        <table:table-row table:style-name="Таблица8.2">
          <table:table-cell table:style-name="Таблица8.A1" office:value-type="string">
            <text:p text:style-name="P5">Работы выполнены</text:p>
          </table:table-cell>
          <table:table-cell table:style-name="Таблица8.B1" office:value-type="string">
            <text:p text:style-name="P6"/>
          </table:table-cell>
          <table:table-cell table:style-name="Таблица8.A1" office:value-type="string">
            <text:p text:style-name="P7">/</text:p>
          </table:table-cell>
          <table:table-cell table:style-name="Таблица8.B1" office:value-type="string">
            <text:p text:style-name="P8">[onshow.mechanic]</text:p>
          </table:table-cell>
        </table:table-row>
      </table:table>
      <text:p text:style-name="P1"/>
      <text:p text:style-name="P1"/>
      <text:list xml:id="list30683408" text:continue-numbering="true" text:style-name="L1">
        <text:list-header>
          <text:p text:style-name="P12">[onshow.date]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997cm" fo:margin-left="2cm" fo:margin-right="1.11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14S</meta:editing-duration>
    <meta:editing-cycles>9</meta:editing-cycles>
    <meta:generator>OpenOffice.org/3.4.1$Win32 OpenOffice.org_project/341m1$Build-9593</meta:generator>
    <dc:date>2013-10-03T10:52:12.17</dc:date>
    <meta:document-statistic meta:table-count="1" meta:image-count="0" meta:object-count="0" meta:page-count="1" meta:paragraph-count="15" meta:word-count="23" meta:character-count="191"/>
    <meta:user-defined meta:name="Info 1"/>
    <meta:user-defined meta:name="Info 2"/>
    <meta:user-defined meta:name="Info 3"/>
    <meta:user-defined meta:name="Info 4"/>
  </office:meta>
</office:document-meta>
</file>